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187d"/>
    </style:style>
    <style:style style:name="P2" style:family="paragraph" style:parent-style-name="Standard">
      <style:text-properties officeooo:rsid="00207a20" officeooo:paragraph-rsid="00207a20"/>
    </style:style>
    <style:style style:name="P3" style:family="paragraph" style:parent-style-name="Standard">
      <style:text-properties officeooo:rsid="0022ca8e" officeooo:paragraph-rsid="0022ca8e"/>
    </style:style>
    <style:style style:name="P4" style:family="paragraph" style:parent-style-name="Standard">
      <style:text-properties officeooo:rsid="00247f89" officeooo:paragraph-rsid="00247f89"/>
    </style:style>
    <style:style style:name="P5" style:family="paragraph" style:parent-style-name="Standard">
      <style:text-properties officeooo:rsid="00247f89" officeooo:paragraph-rsid="00263a17"/>
    </style:style>
    <style:style style:name="P6" style:family="paragraph" style:parent-style-name="Standard">
      <style:text-properties officeooo:rsid="001e8c24" officeooo:paragraph-rsid="001e8c24"/>
    </style:style>
    <style:style style:name="P7" style:family="paragraph" style:parent-style-name="Standard">
      <style:text-properties officeooo:rsid="00295949" officeooo:paragraph-rsid="00295949"/>
    </style:style>
    <style:style style:name="P8" style:family="paragraph" style:parent-style-name="Standard">
      <style:text-properties officeooo:rsid="002deba3" officeooo:paragraph-rsid="002deba3"/>
    </style:style>
    <style:style style:name="P9" style:family="paragraph" style:parent-style-name="Standard">
      <style:text-properties officeooo:rsid="001d187d" officeooo:paragraph-rsid="001d187d"/>
    </style:style>
    <style:style style:name="P10" style:family="paragraph" style:parent-style-name="Standard">
      <style:text-properties officeooo:rsid="00315b02" officeooo:paragraph-rsid="00315b02"/>
    </style:style>
    <style:style style:name="P11" style:family="paragraph" style:parent-style-name="Standard">
      <style:text-properties officeooo:rsid="0031d837" officeooo:paragraph-rsid="0031d837"/>
    </style:style>
    <style:style style:name="P12" style:family="paragraph" style:parent-style-name="Standard">
      <style:text-properties officeooo:rsid="0035fe08" officeooo:paragraph-rsid="0035fe08"/>
    </style:style>
    <style:style style:name="P13" style:family="paragraph" style:parent-style-name="Standard">
      <style:text-properties officeooo:rsid="00375b12" officeooo:paragraph-rsid="00375b12"/>
    </style:style>
    <style:style style:name="P14" style:family="paragraph" style:parent-style-name="Standard">
      <style:text-properties officeooo:rsid="003e11d4" officeooo:paragraph-rsid="003e11d4"/>
    </style:style>
    <style:style style:name="P15" style:family="paragraph" style:parent-style-name="Standard">
      <style:text-properties officeooo:rsid="003e11d4" officeooo:paragraph-rsid="003e11d4"/>
    </style:style>
    <style:style style:name="P16" style:family="paragraph" style:parent-style-name="Standard">
      <style:text-properties officeooo:rsid="00401169" officeooo:paragraph-rsid="00401169"/>
    </style:style>
    <style:style style:name="P17" style:family="paragraph" style:parent-style-name="Standard">
      <style:text-properties officeooo:rsid="0041fd87" officeooo:paragraph-rsid="0041fd87"/>
    </style:style>
    <style:style style:name="P18" style:family="paragraph" style:parent-style-name="Standard">
      <style:text-properties officeooo:rsid="00295949" officeooo:paragraph-rsid="00295949"/>
    </style:style>
    <style:style style:name="P19" style:family="paragraph" style:parent-style-name="Standard">
      <style:text-properties officeooo:rsid="0043ea2d" officeooo:paragraph-rsid="0043ea2d"/>
    </style:style>
    <style:style style:name="P20" style:family="paragraph" style:parent-style-name="Standard">
      <style:text-properties officeooo:rsid="004581cc" officeooo:paragraph-rsid="004581cc"/>
    </style:style>
    <style:style style:name="T1" style:family="text">
      <style:text-properties officeooo:rsid="00263a17"/>
    </style:style>
    <style:style style:name="T2" style:family="text">
      <style:text-properties officeooo:rsid="002efb83"/>
    </style:style>
    <style:style style:name="T3" style:family="text">
      <style:text-properties officeooo:rsid="00315b0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Para una barra:</text:p>
      <text:p text:style-name="P5">( 16.2.12 ) lumped mass matrix <text:span text:style-name="T1">para una barra</text:span></text:p>
      <text:p text:style-name="P4"><draw:frame draw:style-name="fr1" draw:name="Object7" text:anchor-type="as-char" svg:y="-0.683cm" svg:width="3.2cm" svg:height="1.115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1"/>
      <text:p text:style-name="P8">CST</text:p>
      <text:p text:style-name="P8">(6.<text:span text:style-name="T3">4</text:span>.<text:span text:style-name="T3">1</text:span>) Stiffness matrix <text:span text:style-name="T2">CST</text:span></text:p>
      <text:p text:style-name="P8"><draw:frame draw:style-name="fr1" draw:name="Object9" text:anchor-type="as-char" svg:y="-0.437cm" svg:width="3.512cm" svg:height="0.543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8"/>
      <text:p text:style-name="P10">(6.4.2) Stiffness matrix CST with parameters</text:p>
      <text:p text:style-name="P10"><draw:frame draw:style-name="fr1" draw:name="Object10" text:anchor-type="as-char" svg:y="-1.963cm" svg:width="15.348cm" svg:height="3.741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/>
      <text:p text:style-name="P11">(6.4.3) Expresion explicita para la matriz de rigidez de CST</text:p>
      <text:p text:style-name="P11"><draw:frame draw:style-name="fr1" draw:name="Object11" text:anchor-type="as-char" svg:y="-1.951cm" svg:width="17.106cm" svg:height="3.775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2">donde:</text:p>
      <text:p text:style-name="P12"><draw:frame draw:style-name="fr1" draw:name="Object12" text:anchor-type="as-char" svg:y="-0.377cm" svg:width="2.053cm" svg:height="0.53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/>
      <text:p text:style-name="P12"><draw:frame draw:style-name="fr1" draw:name="Object13" text:anchor-type="as-char" svg:y="-0.377cm" svg:width="2.053cm" svg:height="0.533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2"/>
      <text:p text:style-name="P12"><draw:frame draw:style-name="fr1" draw:name="Object14" text:anchor-type="as-char" svg:y="-0.377cm" svg:width="2.053cm" svg:height="0.533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2"/>
      <text:p text:style-name="P12"><draw:frame draw:style-name="fr1" draw:name="Object15" text:anchor-type="as-char" svg:y="-0.377cm" svg:width="2.028cm" svg:height="0.533cm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2"/>
      <text:p text:style-name="P12"><draw:frame draw:style-name="fr1" draw:name="Object17" text:anchor-type="as-char" svg:y="-0.377cm" svg:width="2.028cm" svg:height="0.533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2"/>
      <text:p text:style-name="P12"><draw:frame draw:style-name="fr1" draw:name="Object16" text:anchor-type="as-char" svg:y="-0.377cm" svg:width="2.028cm" svg:height="0.533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3"/>
      <text:p text:style-name="P13">E es el modulo de elasticidad</text:p>
      <text:p text:style-name="P13"/>
      <text:p text:style-name="P13">v el coeficiente de Poisson</text:p>
      <text:p text:style-name="P13"><text:soft-page-break/></text:p>
      <text:p text:style-name="P13">A el area del elemento</text:p>
      <text:p text:style-name="P1"/>
      <text:p text:style-name="P4">Para terminos generales</text:p>
      <text:p text:style-name="P9">( 16.2.24 ) formula general</text:p>
      <text:p text:style-name="Standard"><draw:frame draw:style-name="fr1" draw:name="Object1" text:anchor-type="as-char" svg:y="-0.4cm" svg:width="4.487cm" svg:height="0.5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6">( 16.2.25 ) parametros</text:p>
      <text:p text:style-name="Standard"><draw:frame draw:style-name="fr1" draw:name="Object2" text:anchor-type="as-char" svg:y="-0.713cm" svg:width="2.399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1" draw:name="Object3" text:anchor-type="as-char" svg:y="-0.713cm" svg:width="2.438cm" svg:height="1.13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713cm" svg:width="2.224cm" svg:height="1.13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P3">( 16.3.5 ) acceleration</text:p>
      <text:p text:style-name="P3"><draw:frame draw:style-name="fr1" draw:name="Object6" text:anchor-type="as-char" svg:y="-0.437cm" svg:width="4.824cm" svg:height="0.591cm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P2">( 16.3.7 ) desplazamiento siguiente</text:p>
      <text:p text:style-name="P2"><draw:frame draw:style-name="fr1" draw:name="Object5" text:anchor-type="as-char" svg:y="-0.437cm" svg:width="9.984cm" svg:height="0.59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7">( 16.7.9 ) elemento triangular matriz de masa</text:p>
      <text:p text:style-name="P7"><draw:frame draw:style-name="fr1" draw:name="Object8" text:anchor-type="as-char" svg:y="-1.789cm" svg:width="5.604cm" svg:height="3.32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7"/>
      <text:p text:style-name="P19">( 16.7.9.1 ) matriz de masa inversa</text:p>
      <text:p text:style-name="P7"><draw:frame draw:style-name="fr2" draw:name="Object24" text:anchor-type="as-char" svg:y="-1.789cm" svg:width="10.208cm" svg:height="3.328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7"/>
      <text:p text:style-name="P14">Pasos para tratamiento del tiempo</text:p>
      <text:p text:style-name="P14"/>
      <text:p text:style-name="P14">1.<draw:frame draw:style-name="fr1" draw:name="Object18" text:anchor-type="as-char" svg:y="-0.437cm" svg:width="4.995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/>
      <text:p text:style-name="P14">2. <draw:frame draw:style-name="fr1" draw:name="Object19" text:anchor-type="as-char" svg:y="-0.711cm" svg:width="5.629cm" svg:height="1.088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4"><text:soft-page-break/></text:p>
      <text:p text:style-name="P14">3. <draw:frame draw:style-name="fr1" draw:name="Object20" text:anchor-type="as-char" svg:y="-0.437cm" svg:width="10.354cm" svg:height="0.593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4"/>
      <text:p text:style-name="P16">4. <draw:frame draw:style-name="fr1" draw:name="Object21" text:anchor-type="as-char" svg:y="-0.437cm" svg:width="10.294cm" svg:height="0.593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4"/>
      <text:p text:style-name="P16">5. <draw:frame draw:style-name="fr2" draw:name="Object22" text:anchor-type="as-char" svg:y="-0.437cm" svg:width="4.978cm" svg:height="0.59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6"/>
      <text:p text:style-name="P16">6. <draw:frame draw:style-name="fr2" draw:name="Object23" text:anchor-type="as-char" svg:y="-0.683cm" svg:width="2.988cm" svg:height="1.101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4"/>
      <text:p text:style-name="P17">7. repeat 4 – 6 to get all time steps</text:p>
      <text:p text:style-name="P17"/>
      <text:p text:style-name="P17"/>
      <text:p text:style-name="P17"/>
      <text:p text:style-name="P20">Matriz de elementos CST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0:55:55.166520421</meta:creation-date>
    <dc:date>2017-11-19T22:47:44.783661323</dc:date>
    <meta:editing-duration>PT18H22M7S</meta:editing-duration>
    <meta:editing-cycles>8</meta:editing-cycles>
    <meta:generator>LibreOffice/5.1.6.2$Linux_X86_64 LibreOffice_project/10m0$Build-2</meta:generator>
    <meta:document-statistic meta:table-count="0" meta:image-count="0" meta:object-count="24" meta:page-count="3" meta:paragraph-count="44" meta:word-count="110" meta:character-count="599" meta:non-whitespace-character-count="509"/>
  </office:meta>
</office:document-meta>
</file>

<file path=Object 1/content.xml><?xml version="1.0" encoding="utf-8"?>
<math xmlns="http://www.w3.org/1998/Math/MathML" display="block">
  <semantics>
    <mrow>
      <mo stretchy="false">{</mo>
      <mi>F</mi>
      <mrow>
        <mo fence="true" stretchy="false">(</mo>
        <mrow>
          <mi>t</mi>
        </mrow>
        <mo fence="true" stretchy="false">)</mo>
      </mrow>
      <mrow>
        <mo stretchy="false">}</mo>
        <mo stretchy="false">=</mo>
        <mrow>
          <mo fence="true" stretchy="false">[</mo>
          <mrow>
            <mi>K</mi>
          </mrow>
          <mo fence="true" stretchy="false">]</mo>
        </mrow>
      </mrow>
      <mrow>
        <mrow>
          <mo fence="true" stretchy="false">{</mo>
          <mrow>
            <mi>d</mi>
          </mrow>
          <mo fence="true" stretchy="false">}</mo>
        </mrow>
        <mo stretchy="false">+</mo>
        <mrow>
          <mo fence="true" stretchy="false">[</mo>
          <mrow>
            <mi>M</mi>
          </mrow>
          <mo fence="true" stretchy="false">]</mo>
        </mrow>
      </mrow>
      <mrow>
        <mo fence="true" stretchy="false">{</mo>
        <mrow>
          <mover accent="true">
            <mi>d</mi>
            <mo stretchy="false">¨</mo>
          </mover>
        </mrow>
        <mo fence="true" stretchy="false">}</mo>
      </mrow>
    </mrow>
    <annotation encoding="StarMath 5.0">\{ F(t) \}=[ K ] lbrace d rbrace +[ M ] lbrace ddot d rbrace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[</mo>
          <mrow>
            <mi>k</mi>
          </mrow>
          <mo fence="true" stretchy="false">]</mo>
        </mrow>
        <mo stretchy="false">=</mo>
        <mrow>
          <mrow>
            <mfrac>
              <mi mathvariant="italic">tE</mi>
              <mrow>
                <mn>4</mn>
                <mi>A</mi>
                <mrow>
                  <mo fence="true" stretchy="false">(</mo>
                  <mrow>
                    <mrow>
                      <mn>1</mn>
                      <mo stretchy="false">+</mo>
                      <mi>v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n>2</mn>
                      </mrow>
                      <mi>v</mi>
                    </mrow>
                  </mrow>
                  <mo fence="true" stretchy="false">)</mo>
                </mrow>
              </mrow>
            </mfrac>
            <mrow>
              <mo fence="true" stretchy="true">[</mo>
              <mrow>
                <mtable>
                  <mtr>
                    <mtd>
                      <msub>
                        <mi mathvariant="normal">β</mi>
                        <mi>i</mi>
                      </msub>
                    </mtd>
                    <mtd>
                      <mn>0</mn>
                    </mtd>
                    <mtd>
                      <msub>
                        <mi mathvariant="normal">γ</mi>
                        <mi>i</mi>
                      </msub>
                    </mtd>
                  </mtr>
                  <mtr>
                    <mtd>
                      <mn>0</mn>
                    </mtd>
                    <mtd>
                      <msub>
                        <mi mathvariant="normal">γ</mi>
                        <mi>i</mi>
                      </msub>
                    </mtd>
                    <mtd>
                      <msub>
                        <mi mathvariant="normal">β</mi>
                        <mi>i</mi>
                      </msub>
                    </mtd>
                  </mtr>
                  <mtr>
                    <mtd>
                      <msub>
                        <mi mathvariant="normal">β</mi>
                        <mi>j</mi>
                      </msub>
                    </mtd>
                    <mtd>
                      <mn>0</mn>
                    </mtd>
                    <mtd>
                      <msub>
                        <mi mathvariant="normal">γ</mi>
                        <mi>j</mi>
                      </msub>
                    </mtd>
                  </mtr>
                  <mtr>
                    <mtd>
                      <mn>0</mn>
                    </mtd>
                    <mtd>
                      <msub>
                        <mi mathvariant="normal">γ</mi>
                        <mi>j</mi>
                      </msub>
                    </mtd>
                    <mtd>
                      <msub>
                        <mi mathvariant="normal">β</mi>
                        <mi>j</mi>
                      </msub>
                    </mtd>
                  </mtr>
                  <mtr>
                    <mtd>
                      <msub>
                        <mi mathvariant="normal">β</mi>
                        <mi>m</mi>
                      </msub>
                    </mtd>
                    <mtd>
                      <mn>0</mn>
                    </mtd>
                    <mtd>
                      <msub>
                        <mi mathvariant="normal">γ</mi>
                        <mi>m</mi>
                      </msub>
                    </mtd>
                  </mtr>
                  <mtr>
                    <mtd>
                      <mn>0</mn>
                    </mtd>
                    <mtd>
                      <msub>
                        <mi mathvariant="normal">γ</mi>
                        <mi>m</mi>
                      </msub>
                    </mtd>
                    <mtd>
                      <msub>
                        <mi mathvariant="normal">β</mi>
                        <mi>m</mi>
                      </msub>
                    </mtd>
                  </mtr>
                </mtable>
              </mrow>
              <mo fence="true" stretchy="true">]</mo>
            </mrow>
          </mrow>
          <mo stretchy="false">×</mo>
          <mrow>
            <mo fence="true" stretchy="true">[</mo>
            <mrow>
              <mtable>
                <mtr>
                  <mtd>
                    <mrow>
                      <mn>1</mn>
                      <mo stretchy="false">−</mo>
                      <mi>v</mi>
                    </mrow>
                  </mtd>
                  <mtd>
                    <mi>v</mi>
                  </mtd>
                  <mtd>
                    <mn>0</mn>
                  </mtd>
                </mtr>
                <mtr>
                  <mtd>
                    <mi>v</mi>
                  </mtd>
                  <mtd>
                    <mrow>
                      <mn>1</mn>
                      <mo stretchy="false">−</mo>
                      <mi>v</mi>
                    </mrow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frac>
                      <mrow>
                        <mrow>
                          <mn>1</mn>
                          <mo stretchy="false">−</mo>
                          <mn>2</mn>
                        </mrow>
                        <mi>v</mi>
                      </mrow>
                      <mn>2</mn>
                    </mfrac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 mathvariant="normal">β</mi>
                  <mi>i</mi>
                </msub>
              </mtd>
              <mtd>
                <mn>0</mn>
              </mtd>
              <mtd>
                <msub>
                  <mi mathvariant="normal">β</mi>
                  <mi>j</mi>
                </msub>
              </mtd>
              <mtd>
                <mn>0</mn>
              </mtd>
              <mtd>
                <msub>
                  <mi mathvariant="normal">β</mi>
                  <mi>m</mi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 mathvariant="normal">γ</mi>
                  <mi>i</mi>
                </msub>
              </mtd>
              <mtd>
                <mn>0</mn>
              </mtd>
              <mtd>
                <msub>
                  <mi mathvariant="normal">γ</mi>
                  <mi>j</mi>
                </msub>
              </mtd>
              <mtd>
                <mn>0</mn>
              </mtd>
              <mtd>
                <msub>
                  <mi mathvariant="normal">γ</mi>
                  <mi>m</mi>
                </msub>
              </mtd>
            </mtr>
            <mtr>
              <mtd>
                <msub>
                  <mi mathvariant="normal">γ</mi>
                  <mi>i</mi>
                </msub>
              </mtd>
              <mtd>
                <msub>
                  <mi mathvariant="normal">β</mi>
                  <mi>i</mi>
                </msub>
              </mtd>
              <mtd>
                <msub>
                  <mi mathvariant="normal">γ</mi>
                  <mi>j</mi>
                </msub>
              </mtd>
              <mtd>
                <msub>
                  <mi mathvariant="normal">β</mi>
                  <mi>j</mi>
                </msub>
              </mtd>
              <mtd>
                <msub>
                  <mi mathvariant="normal">γ</mi>
                  <mi>m</mi>
                </msub>
              </mtd>
              <mtd>
                <msub>
                  <mi mathvariant="normal">β</mi>
                  <mi>m</mi>
                </msub>
              </mtd>
            </mtr>
          </mtable>
        </mrow>
        <mo fence="true" stretchy="true">]</mo>
      </mrow>
    </mrow>
    <annotation encoding="StarMath 5.0">[ k ]= {{tE} over {4A(1+v)(1-2v)} left [ Matrix{  %beta_{i}#0#%gamma_i##0#%gamma_i#%beta_{i}##%beta_{j}#0#%gamma_j##0#%gamma_j#%beta_{j}##%beta_{m}#0#%gamma_m##0#%gamma_m#%beta_{m}} right ] } times { left [Matrix{1-v#v#0##v#1-v#0##0#0# {1-2v} over {2} } right ] } left [ matrix{%beta_{i}#0#%beta_{j}#0#%beta_{m}#0##0#%gamma_i#0#%gamma_j#0#%gamma_m##%gamma_i#%beta_i#%gamma_j#%beta_j#%gamma_m#%beta_m} right ]</annotation>
  </semantics>
</math>
</file>

<file path=Object 11/content.xml><?xml version="1.0" encoding="utf-8"?>
<math xmlns="http://www.w3.org/1998/Math/MathML" display="block">
  <semantics>
    <mrow>
      <mrow>
        <mo fence="true" stretchy="false">[</mo>
        <mrow>
          <mi>k</mi>
        </mrow>
        <mo fence="true" stretchy="false">]</mo>
      </mrow>
      <mo stretchy="false">=</mo>
      <mrow>
        <mfrac>
          <mi mathvariant="italic">tE</mi>
          <mrow>
            <mn>4</mn>
            <mi>A</mi>
            <mrow>
              <mo fence="true" stretchy="false">(</mo>
              <mrow>
                <mrow>
                  <mn>1</mn>
                  <mo stretchy="false">+</mo>
                  <mi>v</mi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n>1</mn>
                    <mo stretchy="false">−</mo>
                    <mn>2</mn>
                  </mrow>
                  <mi>v</mi>
                </mrow>
              </mrow>
              <mo fence="true" stretchy="false">)</mo>
            </mrow>
          </mrow>
        </mfrac>
        <mo stretchy="false">×</mo>
        <mrow>
          <mo fence="true" stretchy="true">[</mo>
          <mrow>
            <mtable>
              <mtr>
                <mtd>
                  <mrow>
                    <msubsup>
                      <mi mathvariant="normal">β</mi>
                      <mi>i</mi>
                      <mn>2</mn>
                    </msubsup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sup>
                        <mi mathvariant="normal">γ</mi>
                        <mi>i</mi>
                        <mn>2</mn>
                      </msubsup>
                    </mrow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i</mi>
                    </msub>
                    <msub>
                      <mi mathvariant="normal">γ</mi>
                      <mi>i</mi>
                    </msub>
                    <mrow>
                      <mi>v</mi>
                      <mo stretchy="false">+</mo>
                      <msub>
                        <mi mathvariant="normal">β</mi>
                        <mi>i</mi>
                      </msub>
                    </mrow>
                    <msub>
                      <mi mathvariant="normal">γ</mi>
                      <mi>i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i</mi>
                    </msub>
                    <msub>
                      <mi mathvariant="normal">β</mi>
                      <mi>j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γ</mi>
                        <mi>i</mi>
                      </msub>
                    </mrow>
                    <msub>
                      <mi mathvariant="normal">γ</mi>
                      <mi>j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i</mi>
                    </msub>
                    <msub>
                      <mi mathvariant="normal">γ</mi>
                      <mi>j</mi>
                    </msub>
                    <mrow>
                      <mi>v</mi>
                      <mo stretchy="false">+</mo>
                      <msub>
                        <mi mathvariant="normal">β</mi>
                        <mi>j</mi>
                      </msub>
                    </mrow>
                    <msub>
                      <mi mathvariant="normal">γ</mi>
                      <mi>i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i</mi>
                    </msub>
                    <msub>
                      <mi mathvariant="normal">β</mi>
                      <mi>m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γ</mi>
                        <mi>i</mi>
                      </msub>
                    </mrow>
                    <msub>
                      <mi mathvariant="normal">γ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i</mi>
                    </msub>
                    <msub>
                      <mi mathvariant="normal">γ</mi>
                      <mi>m</mi>
                    </msub>
                    <mrow>
                      <mi>v</mi>
                      <mo stretchy="false">+</mo>
                      <msub>
                        <mi mathvariant="normal">β</mi>
                        <mi>m</mi>
                      </msub>
                    </mrow>
                    <msub>
                      <mi mathvariant="normal">γ</mi>
                      <mi>i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</mtr>
              <mtr>
                <mtd>
                  <mrow>
                    <msub>
                      <mi mathvariant="normal">β</mi>
                      <mi>i</mi>
                    </msub>
                    <msub>
                      <mi mathvariant="normal">γ</mi>
                      <mi>i</mi>
                    </msub>
                    <mrow>
                      <mi>v</mi>
                      <mo stretchy="false">+</mo>
                      <msub>
                        <mi mathvariant="normal">β</mi>
                        <mi>i</mi>
                      </msub>
                    </mrow>
                    <msub>
                      <mi mathvariant="normal">γ</mi>
                      <mi>i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sup>
                      <mi mathvariant="normal">γ</mi>
                      <mi>i</mi>
                      <mn>2</mn>
                    </msubsup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sup>
                        <mi mathvariant="normal">β</mi>
                        <mi>i</mi>
                        <mn>2</mn>
                      </msubsup>
                    </mrow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j</mi>
                    </msub>
                    <msub>
                      <mi mathvariant="normal">γ</mi>
                      <mi>i</mi>
                    </msub>
                    <mrow>
                      <mi>v</mi>
                      <mo stretchy="false">+</mo>
                      <msub>
                        <mi mathvariant="normal">β</mi>
                        <mi>i</mi>
                      </msub>
                    </mrow>
                    <msub>
                      <mi mathvariant="normal">γ</mi>
                      <mi>j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γ</mi>
                      <mi>i</mi>
                    </msub>
                    <msub>
                      <mi mathvariant="normal">γ</mi>
                      <mi>j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β</mi>
                        <mi>i</mi>
                      </msub>
                    </mrow>
                    <msub>
                      <mi mathvariant="normal">β</mi>
                      <mi>j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m</mi>
                    </msub>
                    <msub>
                      <mi mathvariant="normal">γ</mi>
                      <mi>i</mi>
                    </msub>
                    <mrow>
                      <mi>v</mi>
                      <mo stretchy="false">+</mo>
                      <msub>
                        <mi mathvariant="normal">β</mi>
                        <mi>i</mi>
                      </msub>
                    </mrow>
                    <msub>
                      <mi mathvariant="normal">γ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γ</mi>
                      <mi>i</mi>
                    </msub>
                    <msub>
                      <mi mathvariant="normal">γ</mi>
                      <mi>m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β</mi>
                        <mi>i</mi>
                      </msub>
                    </mrow>
                    <msub>
                      <mi mathvariant="normal">β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</mtr>
              <mtr>
                <mtd>
                  <mrow>
                    <msub>
                      <mi mathvariant="normal">β</mi>
                      <mi>i</mi>
                    </msub>
                    <msub>
                      <mi mathvariant="normal">β</mi>
                      <mi>j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γ</mi>
                        <mi>i</mi>
                      </msub>
                    </mrow>
                    <msub>
                      <mi mathvariant="normal">γ</mi>
                      <mi>j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j</mi>
                    </msub>
                    <msub>
                      <mi mathvariant="normal">γ</mi>
                      <mi>i</mi>
                    </msub>
                    <mrow>
                      <mi>v</mi>
                      <mo stretchy="false">+</mo>
                      <msub>
                        <mi mathvariant="normal">β</mi>
                        <mi>i</mi>
                      </msub>
                    </mrow>
                    <msub>
                      <mi mathvariant="normal">γ</mi>
                      <mi>j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sup>
                      <mi mathvariant="normal">β</mi>
                      <mi>j</mi>
                      <mn>2</mn>
                    </msubsup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sup>
                        <mi mathvariant="normal">γ</mi>
                        <mi>j</mi>
                        <mn>2</mn>
                      </msubsup>
                    </mrow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j</mi>
                    </msub>
                    <msub>
                      <mi mathvariant="normal">γ</mi>
                      <mi>j</mi>
                    </msub>
                    <mrow>
                      <mi>v</mi>
                      <mo stretchy="false">+</mo>
                      <msub>
                        <mi mathvariant="normal">β</mi>
                        <mi>j</mi>
                      </msub>
                    </mrow>
                    <msub>
                      <mi mathvariant="normal">γ</mi>
                      <mi>j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j</mi>
                    </msub>
                    <msub>
                      <mi mathvariant="normal">β</mi>
                      <mi>m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γ</mi>
                        <mi>j</mi>
                      </msub>
                    </mrow>
                    <msub>
                      <mi mathvariant="normal">γ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j</mi>
                    </msub>
                    <msub>
                      <mi mathvariant="normal">γ</mi>
                      <mi>m</mi>
                    </msub>
                    <mrow>
                      <mi>v</mi>
                      <mo stretchy="false">+</mo>
                      <msub>
                        <mi mathvariant="normal">γ</mi>
                        <mi>j</mi>
                      </msub>
                    </mrow>
                    <msub>
                      <mi mathvariant="normal">β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</mtr>
              <mtr>
                <mtd>
                  <mrow>
                    <msub>
                      <mi mathvariant="normal">β</mi>
                      <mi>i</mi>
                    </msub>
                    <msub>
                      <mi mathvariant="normal">γ</mi>
                      <mi>j</mi>
                    </msub>
                    <mrow>
                      <mi>v</mi>
                      <mo stretchy="false">+</mo>
                      <msub>
                        <mi mathvariant="normal">β</mi>
                        <mi>j</mi>
                      </msub>
                    </mrow>
                    <msub>
                      <mi mathvariant="normal">γ</mi>
                      <mi>i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γ</mi>
                      <mi>i</mi>
                    </msub>
                    <msub>
                      <mi mathvariant="normal">γ</mi>
                      <mi>j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β</mi>
                        <mi>i</mi>
                      </msub>
                    </mrow>
                    <msub>
                      <mi mathvariant="normal">β</mi>
                      <mi>j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j</mi>
                    </msub>
                    <msub>
                      <mi mathvariant="normal">γ</mi>
                      <mi>j</mi>
                    </msub>
                    <mrow>
                      <mi>v</mi>
                      <mo stretchy="false">+</mo>
                      <msub>
                        <mi mathvariant="normal">β</mi>
                        <mi>j</mi>
                      </msub>
                    </mrow>
                    <msub>
                      <mi mathvariant="normal">γ</mi>
                      <mi>j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sup>
                      <mi mathvariant="normal">γ</mi>
                      <mi>j</mi>
                      <mn>2</mn>
                    </msubsup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sup>
                        <mi mathvariant="normal">β</mi>
                        <mi>j</mi>
                        <mn>2</mn>
                      </msubsup>
                    </mrow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m</mi>
                    </msub>
                    <msub>
                      <mi mathvariant="normal">γ</mi>
                      <mi>j</mi>
                    </msub>
                    <mrow>
                      <mi>v</mi>
                      <mo stretchy="false">+</mo>
                      <msub>
                        <mi mathvariant="normal">β</mi>
                        <mi>j</mi>
                      </msub>
                    </mrow>
                    <msub>
                      <mi mathvariant="normal">γ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γ</mi>
                      <mi>j</mi>
                    </msub>
                    <msub>
                      <mi mathvariant="normal">γ</mi>
                      <mi>m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β</mi>
                        <mi>j</mi>
                      </msub>
                    </mrow>
                    <msub>
                      <mi mathvariant="normal">β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</mtr>
              <mtr>
                <mtd>
                  <mrow>
                    <msub>
                      <mi mathvariant="normal">β</mi>
                      <mi>i</mi>
                    </msub>
                    <msub>
                      <mi mathvariant="normal">β</mi>
                      <mi>m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γ</mi>
                        <mi>i</mi>
                      </msub>
                    </mrow>
                    <msub>
                      <mi mathvariant="normal">γ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m</mi>
                    </msub>
                    <msub>
                      <mi mathvariant="normal">γ</mi>
                      <mi>i</mi>
                    </msub>
                    <mrow>
                      <mi>v</mi>
                      <mo stretchy="false">+</mo>
                      <msub>
                        <mi mathvariant="normal">β</mi>
                        <mi>i</mi>
                      </msub>
                    </mrow>
                    <msub>
                      <mi mathvariant="normal">γ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j</mi>
                    </msub>
                    <msub>
                      <mi mathvariant="normal">β</mi>
                      <mi>m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γ</mi>
                        <mi>j</mi>
                      </msub>
                    </mrow>
                    <msub>
                      <mi mathvariant="normal">γ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m</mi>
                    </msub>
                    <msub>
                      <mi mathvariant="normal">γ</mi>
                      <mi>j</mi>
                    </msub>
                    <mrow>
                      <mi>v</mi>
                      <mo stretchy="false">+</mo>
                      <msub>
                        <mi mathvariant="normal">β</mi>
                        <mi>j</mi>
                      </msub>
                    </mrow>
                    <msub>
                      <mi mathvariant="normal">γ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sup>
                      <mi mathvariant="normal">β</mi>
                      <mi>m</mi>
                      <mn>2</mn>
                    </msubsup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sup>
                        <mi mathvariant="normal">γ</mi>
                        <mi>m</mi>
                        <mn>2</mn>
                      </msubsup>
                    </mrow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γ</mi>
                      <mi>m</mi>
                    </msub>
                    <msub>
                      <mi mathvariant="normal">β</mi>
                      <mi>m</mi>
                    </msub>
                    <mrow>
                      <mi>v</mi>
                      <mo stretchy="false">+</mo>
                      <msub>
                        <mi mathvariant="normal">β</mi>
                        <mi>m</mi>
                      </msub>
                    </mrow>
                    <msub>
                      <mi mathvariant="normal">γ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</mtr>
              <mtr>
                <mtd>
                  <mrow>
                    <msub>
                      <mi mathvariant="normal">β</mi>
                      <mi>i</mi>
                    </msub>
                    <msub>
                      <mi mathvariant="normal">γ</mi>
                      <mi>m</mi>
                    </msub>
                    <mrow>
                      <mi>v</mi>
                      <mo stretchy="false">+</mo>
                      <msub>
                        <mi mathvariant="normal">β</mi>
                        <mi>m</mi>
                      </msub>
                    </mrow>
                    <msub>
                      <mi mathvariant="normal">γ</mi>
                      <mi>i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γ</mi>
                      <mi>i</mi>
                    </msub>
                    <msub>
                      <mi mathvariant="normal">γ</mi>
                      <mi>m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β</mi>
                        <mi>i</mi>
                      </msub>
                    </mrow>
                    <msub>
                      <mi mathvariant="normal">β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β</mi>
                      <mi>j</mi>
                    </msub>
                    <msub>
                      <mi mathvariant="normal">γ</mi>
                      <mi>m</mi>
                    </msub>
                    <mrow>
                      <mi>v</mi>
                      <mo stretchy="false">+</mo>
                      <msub>
                        <mi mathvariant="normal">γ</mi>
                        <mi>j</mi>
                      </msub>
                    </mrow>
                    <msub>
                      <mi mathvariant="normal">β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γ</mi>
                      <mi>j</mi>
                    </msub>
                    <msub>
                      <mi mathvariant="normal">γ</mi>
                      <mi>m</mi>
                    </msub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β</mi>
                        <mi>j</mi>
                      </msub>
                    </mrow>
                    <msub>
                      <mi mathvariant="normal">β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>
                      <mi mathvariant="normal">γ</mi>
                      <mi>m</mi>
                    </msub>
                    <msub>
                      <mi mathvariant="normal">β</mi>
                      <mi>m</mi>
                    </msub>
                    <mrow>
                      <mi>v</mi>
                      <mo stretchy="false">+</mo>
                      <msub>
                        <mi mathvariant="normal">β</mi>
                        <mi>m</mi>
                      </msub>
                    </mrow>
                    <msub>
                      <mi mathvariant="normal">γ</mi>
                      <mi>m</mi>
                    </msub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  <mtd>
                  <mrow>
                    <msubsup>
                      <mi mathvariant="normal">γ</mi>
                      <mi>m</mi>
                      <mn>2</mn>
                    </msubsup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subsup>
                        <mi mathvariant="normal">β</mi>
                        <mi>m</mi>
                        <mn>2</mn>
                      </msubsup>
                    </mrow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−</mo>
                              <mn>2</mn>
                            </mrow>
                            <mi>v</mi>
                          </mrow>
                          <mn>2</mn>
                        </mfrac>
                      </mrow>
                      <mo fence="true" stretchy="tru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[ k ]= {tE} over {4A(1+v)(1-2v)}  times left [ 

matrix{

%beta^2_i(1-v)+%gamma^2_i left ({1-2v} over 2 right ) # 
%beta_i%gamma_{i}v + %beta_i%gamma_{i} left ( {1-2v} over {2} right ) # 
%beta_i%beta_j(1-v) + %gamma_i%gamma_j left ( {1-2v} over {2} right ) #
%beta_i%gamma_{j}v + %beta_j%gamma_i left ( {1-2v} over {2} right ) #
%beta_i%beta_{m}(1-v) + %gamma_i%gamma_m left ( {1-2v} over {2} right ) #
%beta_i%gamma_{m}v + %beta_m%gamma_i left ( {1-2v} over {2} right ) ##

%beta_i%gamma_{i}v + %beta_i%gamma_{i} left ( {1-2v} over {2} right ) # 
%gamma^2_i(1-v)+%beta^2_i left ({1-2v} over 2 right ) # 
%beta_j%gamma_{i}v + %beta_i%gamma_{j} left ( {1-2v} over {2} right ) # 
%gamma_i%gamma_{j}(1-v) + %beta_i%beta_j left ( {1-2v} over {2} right ) #
%beta_m%gamma_{i}v + %beta_i%gamma_m left ( {1-2v} over {2} right ) #
%gamma_i%gamma_{m}(1-v) + %beta_i%beta_m left ( {1-2v} over {2} right ) ##

%beta_i%beta_j(1-v) + %gamma_i%gamma_j left ( {1-2v} over {2} right ) #
%beta_j%gamma_{i}v + %beta_i%gamma_{j} left ( {1-2v} over {2} right ) # 
%beta^2_j(1-v)+%gamma^2_j left ({1-2v} over 2 right ) # 
%beta_j%gamma_{j}v + %beta_j%gamma_j left ( {1-2v} over {2} right ) #
%beta_j%beta_{m}(1-v) + %gamma_j%gamma_m left ( {1-2v} over {2} right ) #
%beta_j%gamma_{m}v + %gamma_j%beta_m left ( {1-2v} over {2} right ) ##

%beta_i%gamma_{j}v + %beta_j%gamma_i left ( {1-2v} over {2} right ) #
%gamma_i%gamma_{j}(1-v) + %beta_i%beta_j left ( {1-2v} over {2} right ) #
%beta_j%gamma_{j}v + %beta_j%gamma_j left ( {1-2v} over {2} right ) #
%gamma^2_j(1-v)+%beta^2_j left ({1-2v} over 2 right ) # 
%beta_m%gamma_{j}v + %beta_j%gamma_m left ( {1-2v} over {2} right ) #
%gamma_j%gamma_{m}(1-v) + %beta_j%beta_m left ( {1-2v} over {2} right ) ##

%beta_i%beta_{m}(1-v) + %gamma_i%gamma_m left ( {1-2v} over {2} right ) #
%beta_m%gamma_{i}v + %beta_i%gamma_m left ( {1-2v} over {2} right ) #
%beta_j%beta_{m}(1-v) + %gamma_j%gamma_m left ( {1-2v} over {2} right ) #
%beta_m%gamma_{j}v + %beta_j%gamma_m left ( {1-2v} over {2} right ) #
%beta^2_m(1-v)+%gamma^2_m left ({1-2v} over 2 right ) # 
%gamma_m%beta_{m}v + %beta_m%gamma_m left ( {1-2v} over {2} right ) ##

%beta_i%gamma_{m}v + %beta_m%gamma_i left ( {1-2v} over {2} right ) #
%gamma_i%gamma_{m}(1-v) + %beta_i%beta_m left ( {1-2v} over {2} right ) #
%beta_j%gamma_{m}v + %gamma_j%beta_m left ( {1-2v} over {2} right ) #
%gamma_j%gamma_{m}(1-v) + %beta_j%beta_m left ( {1-2v} over {2} right ) #
%gamma_m%beta_{m}v + %beta_m%gamma_m left ( {1-2v} over {2} right ) #
%gamma^2_m(1-v)+%beta^2_m left ({1-2v} over 2 right )


}  right ] </annotation>
  </semantics>
</math>
</file>

<file path=Object 12/content.xml><?xml version="1.0" encoding="utf-8"?>
<math xmlns="http://www.w3.org/1998/Math/MathML" display="block">
  <semantics>
    <mrow>
      <msub>
        <mi mathvariant="normal">β</mi>
        <mi>i</mi>
      </msub>
      <mo stretchy="false">=</mo>
      <mrow>
        <msub>
          <mi>y</mi>
          <mi>j</mi>
        </msub>
        <mo stretchy="false">−</mo>
        <msub>
          <mi>y</mi>
          <mi>m</mi>
        </msub>
      </mrow>
    </mrow>
    <annotation encoding="StarMath 5.0">%beta_i = y_j - y_m</annotation>
  </semantics>
</math>
</file>

<file path=Object 13/content.xml><?xml version="1.0" encoding="utf-8"?>
<math xmlns="http://www.w3.org/1998/Math/MathML" display="block">
  <semantics>
    <mrow>
      <msub>
        <mi mathvariant="normal">β</mi>
        <mi>j</mi>
      </msub>
      <mo stretchy="false">=</mo>
      <mrow>
        <msub>
          <mi>y</mi>
          <mi>m</mi>
        </msub>
        <mo stretchy="false">−</mo>
        <msub>
          <mi>y</mi>
          <mi>i</mi>
        </msub>
      </mrow>
    </mrow>
    <annotation encoding="StarMath 5.0">%beta_j = y_m - y_i</annotation>
  </semantics>
</math>
</file>

<file path=Object 14/content.xml><?xml version="1.0" encoding="utf-8"?>
<math xmlns="http://www.w3.org/1998/Math/MathML" display="block">
  <semantics>
    <mrow>
      <msub>
        <mi mathvariant="normal">β</mi>
        <mi>m</mi>
      </msub>
      <mo stretchy="false">=</mo>
      <mrow>
        <msub>
          <mi>y</mi>
          <mi>i</mi>
        </msub>
        <mo stretchy="false">−</mo>
        <msub>
          <mi>y</mi>
          <mi>j</mi>
        </msub>
      </mrow>
    </mrow>
    <annotation encoding="StarMath 5.0">%beta_m = y_i - y_j</annotation>
  </semantics>
</math>
</file>

<file path=Object 15/content.xml><?xml version="1.0" encoding="utf-8"?>
<math xmlns="http://www.w3.org/1998/Math/MathML" display="block">
  <semantics>
    <mrow>
      <msub>
        <mi mathvariant="normal">γ</mi>
        <mi>i</mi>
      </msub>
      <mo stretchy="false">=</mo>
      <mrow>
        <msub>
          <mi>x</mi>
          <mi>m</mi>
        </msub>
        <mo stretchy="false">−</mo>
        <msub>
          <mi>x</mi>
          <mi>j</mi>
        </msub>
      </mrow>
    </mrow>
    <annotation encoding="StarMath 5.0">%gamma_i = x_m - x_j</annotation>
  </semantics>
</math>
</file>

<file path=Object 16/content.xml><?xml version="1.0" encoding="utf-8"?>
<math xmlns="http://www.w3.org/1998/Math/MathML" display="block">
  <semantics>
    <mrow>
      <msub>
        <mi mathvariant="normal">γ</mi>
        <mi>m</mi>
      </msub>
      <mo stretchy="false">=</mo>
      <mrow>
        <msub>
          <mi>x</mi>
          <mi>j</mi>
        </msub>
        <mo stretchy="false">−</mo>
        <msub>
          <mi>x</mi>
          <mi>i</mi>
        </msub>
      </mrow>
    </mrow>
    <annotation encoding="StarMath 5.0">%gamma_m = x_j - x_i</annotation>
  </semantics>
</math>
</file>

<file path=Object 17/content.xml><?xml version="1.0" encoding="utf-8"?>
<math xmlns="http://www.w3.org/1998/Math/MathML" display="block">
  <semantics>
    <mrow>
      <msub>
        <mi mathvariant="normal">γ</mi>
        <mi>j</mi>
      </msub>
      <mo stretchy="false">=</mo>
      <mrow>
        <msub>
          <mi>x</mi>
          <mi>i</mi>
        </msub>
        <mo stretchy="false">−</mo>
        <msub>
          <mi>x</mi>
          <mi>m</mi>
        </msub>
      </mrow>
    </mrow>
    <annotation encoding="StarMath 5.0">%gamma_j = x_i - x_m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{</mo>
          <mrow>
            <mover accent="true">
              <msub>
                <mi>d</mi>
                <mn>0</mn>
              </msub>
              <mo stretchy="false">¨</mo>
            </mover>
          </mrow>
          <mo fence="true" stretchy="false">}</mo>
        </mrow>
        <mo stretchy="false">=</mo>
        <msup>
          <mrow>
            <mo fence="true" stretchy="false">[</mo>
            <mrow>
              <mi>M</mi>
            </mrow>
            <mo fence="true" stretchy="false">]</mo>
          </mrow>
          <mrow>
            <mo stretchy="false">−</mo>
            <mn>1</mn>
          </mrow>
        </msup>
      </mrow>
      <mrow>
        <mo fence="true" stretchy="false">(</mo>
        <mrow>
          <mrow>
            <mrow>
              <mrow>
                <mo fence="true" stretchy="false">{</mo>
                <mrow>
                  <msub>
                    <mi>F</mi>
                    <mn>0</mn>
                  </msub>
                </mrow>
                <mo fence="true" stretchy="false">}</mo>
              </mrow>
              <mo stretchy="false">−</mo>
              <mrow>
                <mo fence="true" stretchy="false">[</mo>
                <mrow>
                  <mi>K</mi>
                </mrow>
                <mo fence="true" stretchy="false">]</mo>
              </mrow>
            </mrow>
            <mrow>
              <mo fence="true" stretchy="false">{</mo>
              <mrow>
                <msub>
                  <mi>d</mi>
                  <mn>0</mn>
                </msub>
              </mrow>
              <mo fence="true" stretchy="false">}</mo>
            </mrow>
          </mrow>
        </mrow>
        <mo fence="true" stretchy="false">)</mo>
      </mrow>
    </mrow>
    <annotation encoding="StarMath 5.0">lbrace ddot d_0  rbrace  =[ M ]^-1 ( lbrace F_0 rbrace - [ K ] lbrace d_0 rbrace )</annotation>
  </semantics>
</math>
</file>

<file path=Object 19/content.xml><?xml version="1.0" encoding="utf-8"?>
<math xmlns="http://www.w3.org/1998/Math/MathML" display="block">
  <semantics>
    <mrow>
      <mrow>
        <mrow>
          <mo fence="true" stretchy="false">{</mo>
          <mrow>
            <msub>
              <mi>d</mi>
              <mrow>
                <mo stretchy="false">−</mo>
                <mn>1</mn>
              </mrow>
            </msub>
          </mrow>
          <mo fence="true" stretchy="false">}</mo>
        </mrow>
        <mo stretchy="false">=</mo>
        <mrow>
          <mrow>
            <mo fence="true" stretchy="false">{</mo>
            <mrow>
              <msub>
                <mi>d</mi>
                <mn>0</mn>
              </msub>
            </mrow>
            <mo fence="true" stretchy="false">}</mo>
          </mrow>
          <mo stretchy="false">−</mo>
          <mi mathvariant="normal">Δ</mi>
        </mrow>
      </mrow>
      <mi>t</mi>
      <mrow>
        <mrow>
          <mo fence="true" stretchy="false">{</mo>
          <mrow>
            <mover accent="true">
              <msub>
                <mi>d</mi>
                <mn>0</mn>
              </msub>
              <mo stretchy="false">˙</mo>
            </mover>
          </mrow>
          <mo fence="true" stretchy="false">}</mo>
        </mrow>
        <mo stretchy="false">+</mo>
        <mfrac>
          <msup>
            <mrow>
              <mo fence="true" stretchy="false">(</mo>
              <mrow>
                <mrow>
                  <mi mathvariant="normal">Δ</mi>
                  <mi>t</mi>
                </mrow>
              </mrow>
              <mo fence="true" stretchy="false">)</mo>
            </mrow>
            <mn>2</mn>
          </msup>
          <mn>2</mn>
        </mfrac>
      </mrow>
      <mrow>
        <mo fence="true" stretchy="false">{</mo>
        <mrow>
          <mover accent="true">
            <msub>
              <mi>d</mi>
              <mn>0</mn>
            </msub>
            <mo stretchy="false">¨</mo>
          </mover>
        </mrow>
        <mo fence="true" stretchy="false">}</mo>
      </mrow>
    </mrow>
    <annotation encoding="StarMath 5.0">lbrace d_-1 rbrace = lbrace d_0 rbrace - %DELTA t lbrace dot d_0 rbrace + ( %DELTA t )^2 over 2 lbrace ddot d_0 rbrace  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i>K</mi>
        </mrow>
        <mo fence="true" stretchy="false">]</mo>
      </mrow>
      <mo stretchy="false">=</mo>
      <mrow>
        <munderover>
          <mo stretchy="false">∑</mo>
          <mrow>
            <mi>e</mi>
            <mo stretchy="false">=</mo>
            <mn>1</mn>
          </mrow>
          <mi>N</mi>
        </munderover>
        <msup>
          <mi>K</mi>
          <mrow>
            <mo fence="true" stretchy="false">(</mo>
            <mrow>
              <mi>e</mi>
            </mrow>
            <mo fence="true" stretchy="false">)</mo>
          </mrow>
        </msup>
      </mrow>
    </mrow>
    <annotation encoding="StarMath 5.0">[K]= sum from{e=1} to{N} K^{( e )} </annotation>
  </semantics>
</math>
</file>

<file path=Object 20/content.xml><?xml version="1.0" encoding="utf-8"?>
<math xmlns="http://www.w3.org/1998/Math/MathML" display="block">
  <semantics>
    <mrow>
      <mrow>
        <mrow>
          <mo fence="true" stretchy="false">{</mo>
          <mrow>
            <msub>
              <mi>d</mi>
              <mn>1</mn>
            </msub>
          </mrow>
          <mo fence="true" stretchy="false">}</mo>
        </mrow>
        <mo stretchy="false">=</mo>
        <msup>
          <mrow>
            <mo fence="true" stretchy="false">[</mo>
            <mrow>
              <mi>M</mi>
            </mrow>
            <mo fence="true" stretchy="false">]</mo>
          </mrow>
          <mrow>
            <mo stretchy="false">−</mo>
            <mn>1</mn>
          </mrow>
        </msup>
      </mrow>
      <mrow>
        <mo fence="true" stretchy="false">{</mo>
        <mrow>
          <mrow>
            <msup>
              <mrow>
                <mo fence="true" stretchy="false">(</mo>
                <mrow>
                  <mrow>
                    <mi mathvariant="normal">Δ</mi>
                    <mi>t</mi>
                  </mrow>
                </mrow>
                <mo fence="true" stretchy="false">)</mo>
              </mrow>
              <mn>2</mn>
            </msup>
            <mrow>
              <mrow>
                <mo fence="true" stretchy="false">{</mo>
                <mrow>
                  <msub>
                    <mi>F</mi>
                    <mn>0</mn>
                  </msub>
                </mrow>
                <mo fence="true" stretchy="false">}</mo>
              </mrow>
              <mo stretchy="false">+</mo>
              <mrow>
                <mo fence="true" stretchy="false">[</mo>
                <mrow>
                  <mrow>
                    <mn>2</mn>
                    <mrow>
                      <mrow>
                        <mo fence="true" stretchy="false">[</mo>
                        <mrow>
                          <mi>M</mi>
                        </mrow>
                        <mo fence="true" stretchy="false">]</mo>
                      </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i mathvariant="normal">Δ</mi>
                              <mi>t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]</mo>
              </mrow>
            </mrow>
            <mrow>
              <mrow>
                <mo fence="true" stretchy="false">{</mo>
                <mrow>
                  <msub>
                    <mi>d</mi>
                    <mn>0</mn>
                  </msub>
                </mrow>
                <mo fence="true" stretchy="false">}</mo>
              </mrow>
              <mo stretchy="false">−</mo>
              <mrow>
                <mo fence="true" stretchy="false">[</mo>
                <mrow>
                  <mi>M</mi>
                </mrow>
                <mo fence="true" stretchy="false">]</mo>
              </mrow>
            </mrow>
            <mrow>
              <mo fence="true" stretchy="false">{</mo>
              <mrow>
                <msub>
                  <mi>d</mi>
                  <mrow>
                    <mo stretchy="false">−</mo>
                    <mn>1</mn>
                  </mrow>
                </msub>
              </mrow>
              <mo fence="true" stretchy="false">}</mo>
            </mrow>
          </mrow>
        </mrow>
        <mo fence="true" stretchy="false">}</mo>
      </mrow>
    </mrow>
    <annotation encoding="StarMath 5.0">lbrace d_1 rbrace = [ M ]^-1 lbrace (%DELTA t)^2 lbrace F_0 rbrace + [ 2 [ M ] - (%DELTA t)^2[K]] lbrace d_0 rbrace - [ M ] lbrace d_-1 rbrace rbrace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{</mo>
          <mrow>
            <msub>
              <mi>d</mi>
              <mn>2</mn>
            </msub>
          </mrow>
          <mo fence="true" stretchy="false">}</mo>
        </mrow>
        <mo stretchy="false">=</mo>
        <msup>
          <mrow>
            <mo fence="true" stretchy="false">[</mo>
            <mrow>
              <mi>M</mi>
            </mrow>
            <mo fence="true" stretchy="false">]</mo>
          </mrow>
          <mrow>
            <mo stretchy="false">−</mo>
            <mn>1</mn>
          </mrow>
        </msup>
      </mrow>
      <mrow>
        <mo fence="true" stretchy="false">{</mo>
        <mrow>
          <mrow>
            <msup>
              <mrow>
                <mo fence="true" stretchy="false">(</mo>
                <mrow>
                  <mrow>
                    <mi mathvariant="normal">Δ</mi>
                    <mi>t</mi>
                  </mrow>
                </mrow>
                <mo fence="true" stretchy="false">)</mo>
              </mrow>
              <mn>2</mn>
            </msup>
            <mrow>
              <mrow>
                <mo fence="true" stretchy="false">{</mo>
                <mrow>
                  <msub>
                    <mi>F</mi>
                    <mn>1</mn>
                  </msub>
                </mrow>
                <mo fence="true" stretchy="false">}</mo>
              </mrow>
              <mo stretchy="false">+</mo>
              <mrow>
                <mo fence="true" stretchy="false">[</mo>
                <mrow>
                  <mrow>
                    <mn>2</mn>
                    <mrow>
                      <mrow>
                        <mo fence="true" stretchy="false">[</mo>
                        <mrow>
                          <mi>M</mi>
                        </mrow>
                        <mo fence="true" stretchy="false">]</mo>
                      </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i mathvariant="normal">Δ</mi>
                              <mi>t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]</mo>
              </mrow>
            </mrow>
            <mrow>
              <mrow>
                <mo fence="true" stretchy="false">{</mo>
                <mrow>
                  <msub>
                    <mi>d</mi>
                    <mn>01</mn>
                  </msub>
                </mrow>
                <mo fence="true" stretchy="false">}</mo>
              </mrow>
              <mo stretchy="false">−</mo>
              <mrow>
                <mo fence="true" stretchy="false">[</mo>
                <mrow>
                  <mi>M</mi>
                </mrow>
                <mo fence="true" stretchy="false">]</mo>
              </mrow>
            </mrow>
            <mrow>
              <mo fence="true" stretchy="false">{</mo>
              <mrow>
                <msub>
                  <mi>d</mi>
                  <mn>0</mn>
                </msub>
              </mrow>
              <mo fence="true" stretchy="false">}</mo>
            </mrow>
          </mrow>
        </mrow>
        <mo fence="true" stretchy="false">}</mo>
      </mrow>
    </mrow>
    <annotation encoding="StarMath 5.0">lbrace d_2 rbrace = [ M ]^-1 lbrace (%DELTA t)^2 lbrace F_1 rbrace + [ 2 [ M ] - (%DELTA t)^2[K]] lbrace d_01rbrace - [ M ] lbrace d_0 rbrace rbrace</annotation>
  </semantics>
</math>
</file>

<file path=Object 22/content.xml><?xml version="1.0" encoding="utf-8"?>
<math xmlns="http://www.w3.org/1998/Math/MathML" display="block">
  <semantics>
    <mrow>
      <mrow>
        <mrow>
          <mo fence="true" stretchy="false">{</mo>
          <mrow>
            <mover accent="true">
              <msub>
                <mi>d</mi>
                <mn>1</mn>
              </msub>
              <mo stretchy="false">¨</mo>
            </mover>
          </mrow>
          <mo fence="true" stretchy="false">}</mo>
        </mrow>
        <mo stretchy="false">=</mo>
        <msup>
          <mrow>
            <mo fence="true" stretchy="false">[</mo>
            <mrow>
              <mi>M</mi>
            </mrow>
            <mo fence="true" stretchy="false">]</mo>
          </mrow>
          <mrow>
            <mo stretchy="false">−</mo>
            <mn>1</mn>
          </mrow>
        </msup>
      </mrow>
      <mrow>
        <mo fence="true" stretchy="false">(</mo>
        <mrow>
          <mrow>
            <mrow>
              <mrow>
                <mo fence="true" stretchy="false">{</mo>
                <mrow>
                  <msub>
                    <mi>F</mi>
                    <mn>1</mn>
                  </msub>
                </mrow>
                <mo fence="true" stretchy="false">}</mo>
              </mrow>
              <mo stretchy="false">−</mo>
              <mrow>
                <mo fence="true" stretchy="false">[</mo>
                <mrow>
                  <mi>K</mi>
                </mrow>
                <mo fence="true" stretchy="false">]</mo>
              </mrow>
            </mrow>
            <mrow>
              <mo fence="true" stretchy="false">{</mo>
              <mrow>
                <msub>
                  <mi>d</mi>
                  <mn>1</mn>
                </msub>
              </mrow>
              <mo fence="true" stretchy="false">}</mo>
            </mrow>
          </mrow>
        </mrow>
        <mo fence="true" stretchy="false">)</mo>
      </mrow>
    </mrow>
    <annotation encoding="StarMath 5.0">lbrace ddot d_1 rbrace = [ M ]^-1( lbrace F_1 rbrace - [K]lbrace d_1 rbrace)</annotation>
  </semantics>
</math>
</file>

<file path=Object 23/content.xml><?xml version="1.0" encoding="utf-8"?>
<math xmlns="http://www.w3.org/1998/Math/MathML" display="block">
  <semantics>
    <mrow>
      <mrow>
        <mo fence="true" stretchy="false">{</mo>
        <mrow>
          <mover accent="true">
            <msub>
              <mi>d</mi>
              <mn>1</mn>
            </msub>
            <mo stretchy="false">˙</mo>
          </mover>
        </mrow>
        <mo fence="true" stretchy="false">}</mo>
      </mrow>
      <mo stretchy="false">=</mo>
      <mfrac>
        <mrow>
          <mrow>
            <mo fence="true" stretchy="false">{</mo>
            <mrow>
              <msub>
                <mi>d</mi>
                <mn>2</mn>
              </msub>
            </mrow>
            <mo fence="true" stretchy="false">}</mo>
          </mrow>
          <mo stretchy="false">−</mo>
          <mrow>
            <mo fence="true" stretchy="false">{</mo>
            <mrow>
              <msub>
                <mi>d</mi>
                <mn>0</mn>
              </msub>
            </mrow>
            <mo fence="true" stretchy="false">}</mo>
          </mrow>
        </mrow>
        <mrow>
          <mn>2</mn>
          <mrow>
            <mo fence="true" stretchy="false">(</mo>
            <mrow>
              <mrow>
                <mi mathvariant="normal">Δ</mi>
                <mi>t</mi>
              </mrow>
            </mrow>
            <mo fence="true" stretchy="false">)</mo>
          </mrow>
        </mrow>
      </mfrac>
    </mrow>
    <annotation encoding="StarMath 5.0">lbrace dot d_1 rbrace = { lbrace d_2 rbrace - lbrace d_0 rbrace } over { 2(%DELTA t) }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false">[</mo>
            <mrow>
              <mi>m</mi>
            </mrow>
            <mo fence="true" stretchy="false">]</mo>
          </mrow>
          <mrow>
            <mo stretchy="false">−</mo>
            <mn>1</mn>
          </mrow>
        </msup>
        <mo stretchy="false">=</mo>
        <mfrac>
          <mn>12</mn>
          <mrow>
            <mi mathvariant="normal">ρ</mi>
            <mi>t</mi>
            <mi>A</mi>
          </mrow>
        </mfrac>
      </mrow>
      <mrow>
        <mo fence="true" stretchy="true">[</mo>
        <mrow>
          <mtable>
            <mtr>
              <mtd>
                <mrow>
                  <mn>3</mn>
                  <mo stretchy="false">/</mo>
                  <mn>4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n>3</mn>
                  <mo stretchy="false">/</mo>
                  <mn>4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</mtr>
            <mtr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n>3</mn>
                  <mo stretchy="false">/</mo>
                  <mn>4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n>3</mn>
                  <mo stretchy="false">/</mo>
                  <mn>4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</mtr>
            <mtr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n>3</mn>
                  <mo stretchy="false">/</mo>
                  <mn>4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n>3</mn>
                  <mo stretchy="false">/</mo>
                  <mn>4</mn>
                </mrow>
              </mtd>
            </mtr>
          </mtable>
        </mrow>
        <mo fence="true" stretchy="true">]</mo>
      </mrow>
    </mrow>
    <annotation encoding="StarMath 5.0">[ m ]^-1 = {12} over {%rho t A} left [ matrix {

 3/4 #    0#-1/4#   0#-1/4#   0##
   0 #  3/4#   0#-1/4#   0#-1/4##
-1/4 #    0# 3/4#   0#-1/4#   0##
   0 # -1/4#   0# 3/4#   0#-1/4##
-1/4 #    0#-1/4#   0# 3/4#   0##
   0 # -1/4#   0#-1/4#   0# 3/4

}right ]</annotation>
  </semantics>
</math>
</file>

<file path=Object 3/content.xml><?xml version="1.0" encoding="utf-8"?>
<math xmlns="http://www.w3.org/1998/Math/MathML" display="block">
  <semantics>
    <mrow>
      <mrow>
        <mo fence="true" stretchy="false">[</mo>
        <mrow>
          <mi>M</mi>
        </mrow>
        <mo fence="true" stretchy="false">]</mo>
      </mrow>
      <mo stretchy="false">=</mo>
      <mrow>
        <munderover>
          <mo stretchy="false">∑</mo>
          <mrow>
            <mi>e</mi>
            <mo stretchy="false">=</mo>
            <mn>1</mn>
          </mrow>
          <mi>N</mi>
        </munderover>
        <msup>
          <mi>m</mi>
          <mrow>
            <mo fence="true" stretchy="false">(</mo>
            <mrow>
              <mi>e</mi>
            </mrow>
            <mo fence="true" stretchy="false">)</mo>
          </mrow>
        </msup>
      </mrow>
    </mrow>
    <annotation encoding="StarMath 5.0">[M]= sum from{e=1} to{N} m^{( e )} </annotation>
  </semantics>
</math>
</file>

<file path=Object 4/content.xml><?xml version="1.0" encoding="utf-8"?>
<math xmlns="http://www.w3.org/1998/Math/MathML" display="block">
  <semantics>
    <mrow>
      <mrow>
        <mo fence="true" stretchy="false">{</mo>
        <mrow>
          <mi>F</mi>
        </mrow>
        <mo fence="true" stretchy="false">}</mo>
      </mrow>
      <mo stretchy="false">=</mo>
      <mrow>
        <munderover>
          <mo stretchy="false">∑</mo>
          <mrow>
            <mi>e</mi>
            <mo stretchy="false">=</mo>
            <mn>1</mn>
          </mrow>
          <mi>N</mi>
        </munderover>
        <msup>
          <mi>f</mi>
          <mrow>
            <mo fence="true" stretchy="false">(</mo>
            <mrow>
              <mi>e</mi>
            </mrow>
            <mo fence="true" stretchy="false">)</mo>
          </mrow>
        </msup>
      </mrow>
    </mrow>
    <annotation encoding="StarMath 5.0">lbrace F rbrace= sum from{e=1} to{N} f^{( e )} </annotation>
  </semantics>
</math>
</file>

<file path=Object 5/content.xml><?xml version="1.0" encoding="utf-8"?>
<math xmlns="http://www.w3.org/1998/Math/MathML" display="block">
  <semantics>
    <mrow>
      <mrow>
        <mo fence="true" stretchy="false">[</mo>
        <mrow>
          <mi>M</mi>
        </mrow>
        <mo fence="true" stretchy="false">]</mo>
      </mrow>
      <mrow>
        <mrow>
          <mo fence="true" stretchy="false">{</mo>
          <mrow>
            <msub>
              <mi>d</mi>
              <mrow>
                <mi>i</mi>
                <mo stretchy="false">+</mo>
                <mn>1</mn>
              </mrow>
            </msub>
          </mrow>
          <mo fence="true" stretchy="false">}</mo>
        </mrow>
        <mo stretchy="false">=</mo>
        <msup>
          <mrow>
            <mo fence="true" stretchy="false">(</mo>
            <mrow>
              <mrow>
                <mi mathvariant="normal">Δ</mi>
                <mi>t</mi>
              </mrow>
            </mrow>
            <mo fence="true" stretchy="false">)</mo>
          </mrow>
          <mn>2</mn>
        </msup>
      </mrow>
      <mrow>
        <mrow>
          <mo fence="true" stretchy="false">{</mo>
          <mrow>
            <msub>
              <mi>F</mi>
              <mi>i</mi>
            </msub>
          </mrow>
          <mo fence="true" stretchy="false">}</mo>
        </mrow>
        <mo stretchy="false">+</mo>
        <mrow>
          <mo fence="true" stretchy="false">[</mo>
          <mrow>
            <mrow>
              <mn>2</mn>
              <mrow>
                <mrow>
                  <mo fence="true" stretchy="false">[</mo>
                  <mrow>
                    <mi>M</mi>
                  </mrow>
                  <mo fence="true" stretchy="false">]</mo>
                </mrow>
                <mo stretchy="false">−</mo>
                <msup>
                  <mrow>
                    <mo fence="true" stretchy="false">(</mo>
                    <mrow>
                      <mrow>
                        <mi mathvariant="normal">Δ</mi>
                        <mi>t</mi>
                      </mrow>
                    </mrow>
                    <mo fence="true" stretchy="false">)</mo>
                  </mrow>
                  <mn>2</mn>
                </msup>
              </mrow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]</mo>
        </mrow>
      </mrow>
      <mrow>
        <mrow>
          <mo fence="true" stretchy="false">{</mo>
          <mrow>
            <msub>
              <mi>d</mi>
              <mi>i</mi>
            </msub>
          </mrow>
          <mo fence="true" stretchy="false">}</mo>
        </mrow>
        <mo stretchy="false">−</mo>
        <mrow>
          <mo fence="true" stretchy="false">[</mo>
          <mrow>
            <mi>M</mi>
          </mrow>
          <mo fence="true" stretchy="false">]</mo>
        </mrow>
      </mrow>
      <mrow>
        <mo fence="true" stretchy="false">{</mo>
        <mrow>
          <msub>
            <mi>d</mi>
            <mrow>
              <mi>i</mi>
              <mo stretchy="false">−</mo>
              <mn>1</mn>
            </mrow>
          </msub>
        </mrow>
        <mo fence="true" stretchy="false">}</mo>
      </mrow>
    </mrow>
    <annotation encoding="StarMath 5.0">[ M ] lbrace d_{i+1} rbrace = (%DELTA t)^2 lbrace F_{i} rbrace + [ 2 [M] - (%DELTA t)^2 [ K ]] lbrace d_i rbrace - [ M ] lbrace d_{i-1} rbrace </annotation>
  </semantics>
</math>
</file>

<file path=Object 6/content.xml><?xml version="1.0" encoding="utf-8"?>
<math xmlns="http://www.w3.org/1998/Math/MathML" display="block">
  <semantics>
    <mrow>
      <mrow>
        <mrow>
          <mo fence="true" stretchy="false">{</mo>
          <mrow>
            <mover accent="true">
              <msub>
                <mi>d</mi>
                <mi>i</mi>
              </msub>
              <mo stretchy="false">¨</mo>
            </mover>
          </mrow>
          <mo fence="true" stretchy="false">}</mo>
        </mrow>
        <mo stretchy="false">=</mo>
        <msup>
          <mrow>
            <mo fence="true" stretchy="false">[</mo>
            <mrow>
              <mi>M</mi>
            </mrow>
            <mo fence="true" stretchy="false">]</mo>
          </mrow>
          <mrow>
            <mo stretchy="false">−</mo>
            <mn>1</mn>
          </mrow>
        </msup>
      </mrow>
      <mrow>
        <mo fence="true" stretchy="false">(</mo>
        <mrow>
          <mrow>
            <mrow>
              <mrow>
                <mo fence="true" stretchy="false">{</mo>
                <mrow>
                  <msub>
                    <mi>F</mi>
                    <mi>i</mi>
                  </msub>
                </mrow>
                <mo fence="true" stretchy="false">}</mo>
              </mrow>
              <mo stretchy="false">−</mo>
              <mrow>
                <mo fence="true" stretchy="false">[</mo>
                <mrow>
                  <mi>K</mi>
                </mrow>
                <mo fence="true" stretchy="false">]</mo>
              </mrow>
            </mrow>
            <mrow>
              <mo fence="true" stretchy="false">{</mo>
              <mrow>
                <msub>
                  <mi>d</mi>
                  <mi>i</mi>
                </msub>
              </mrow>
              <mo fence="true" stretchy="false">}</mo>
            </mrow>
          </mrow>
        </mrow>
        <mo fence="true" stretchy="false">)</mo>
      </mrow>
    </mrow>
    <annotation encoding="StarMath 5.0">lbrace ddot d_i rbrace = [ M ]^-1( lbrace F_i rbrace - [ K ] lbrace d_i rbrace )</annotation>
  </semantics>
</math>
</file>

<file path=Object 7/content.xml><?xml version="1.0" encoding="utf-8"?>
<math xmlns="http://www.w3.org/1998/Math/MathML" display="block">
  <semantics>
    <mrow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i mathvariant="normal">ρ</mi>
            <mi mathvariant="italic">AL</mi>
          </mrow>
          <mn>2</mn>
        </mfrac>
      </mrow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[m]= {%rho AL} over {2} left [ matrix{1#0 ## 0#1} right ] 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i mathvariant="normal">ρ</mi>
            <mi>t</mi>
            <mi mathvariant="normal">Α</mi>
          </mrow>
          <mn>12</mn>
        </mfrac>
      </mrow>
      <mrow>
        <mo fence="true" stretchy="true">[</mo>
        <mrow>
          <mtable>
            <mtr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2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  <mtd>
                <mn>2</mn>
              </mtd>
            </mtr>
          </mtable>
        </mrow>
        <mo fence="true" stretchy="true">]</mo>
      </mrow>
    </mrow>
    <annotation encoding="StarMath 5.0">[ m ]=  {%rho t %ALPHA} over {12} left [ matrix{2#0#1#0#1#0##0#2#0#1#0#1##1#0#2#0#1#0##0#1#0#2#0#1##1#0#1#0#2#0##0#1#0#1#0#2} right ] </annotation>
  </semantics>
</math>
</file>

<file path=Object 9/content.xml><?xml version="1.0" encoding="utf-8"?>
<math xmlns="http://www.w3.org/1998/Math/MathML" display="block">
  <semantics>
    <mrow>
      <mrow>
        <mrow>
          <mo fence="true" stretchy="false">[</mo>
          <mrow>
            <mi>k</mi>
          </mrow>
          <mo fence="true" stretchy="false">]</mo>
        </mrow>
        <mo stretchy="false">=</mo>
        <mi mathvariant="italic">tA</mi>
      </mrow>
      <msup>
        <mrow>
          <mo fence="true" stretchy="false">[</mo>
          <mrow>
            <mi>B</mi>
          </mrow>
          <mo fence="true" stretchy="false">]</mo>
        </mrow>
        <mi>T</mi>
      </msup>
      <mrow>
        <mo fence="true" stretchy="false">[</mo>
        <mrow>
          <mi>D</mi>
        </mrow>
        <mo fence="true" stretchy="false">]</mo>
      </mrow>
      <mrow>
        <mo fence="true" stretchy="false">[</mo>
        <mrow>
          <mi>B</mi>
        </mrow>
        <mo fence="true" stretchy="false">]</mo>
      </mrow>
    </mrow>
    <annotation encoding="StarMath 5.0">[ k ]=tA[ B ]^{T}[ D ][ B ]</annotation>
  </semantics>
</math>
</file>